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Mukti Narrow" svg:font-family="'Mukti Narro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38e8"/>
    </style:style>
    <style:style style:name="P2" style:family="paragraph" style:parent-style-name="Standard">
      <style:text-properties style:font-name="Nimbus Sans" fo:font-size="11pt" officeooo:paragraph-rsid="000a38e8" style:font-size-asian="11pt" style:font-size-complex="11pt"/>
    </style:style>
    <style:style style:name="P3" style:family="paragraph" style:parent-style-name="Standard">
      <style:text-properties style:font-name="Nimbus Sans" fo:font-size="11pt" officeooo:rsid="0024540f" officeooo:paragraph-rsid="000a38e8" style:font-size-asian="11pt" style:font-size-complex="11pt"/>
    </style:style>
    <style:style style:name="P4" style:family="paragraph" style:parent-style-name="Standard">
      <style:text-properties style:font-name="Nimbus Sans" fo:font-size="11pt" officeooo:rsid="0024f2c5" officeooo:paragraph-rsid="000a38e8" style:font-size-asian="11pt" style:font-size-complex="11pt"/>
    </style:style>
    <style:style style:name="P5" style:family="paragraph" style:parent-style-name="Standard">
      <style:text-properties style:font-name="Nimbus Sans" fo:font-size="11pt" officeooo:rsid="000d5efa" officeooo:paragraph-rsid="000d5efa" style:font-size-asian="11pt" style:font-size-complex="11pt"/>
    </style:style>
    <style:style style:name="P6" style:family="paragraph" style:parent-style-name="Standard">
      <style:text-properties style:font-name="Nimbus Sans" fo:font-size="11pt" fo:font-weight="bold" officeooo:rsid="0024540f" officeooo:paragraph-rsid="000a38e8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Nimbus Sans" fo:font-size="11pt" fo:font-weight="bold" officeooo:rsid="0024f2c5" officeooo:paragraph-rsid="000a38e8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Nimbus Sans" fo:font-size="11pt" fo:font-weight="bold" officeooo:rsid="000d5efa" officeooo:paragraph-rsid="000d5efa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Nimbus Sans" fo:font-size="10.5pt" officeooo:rsid="000d5efa" officeooo:paragraph-rsid="000d5efa" style:font-size-asian="10.5pt" style:font-size-complex="10.5pt"/>
    </style:style>
    <style:style style:name="P10" style:family="paragraph" style:parent-style-name="Preformatted_20_Text">
      <style:text-properties style:font-name="Nimbus Sans" fo:font-size="10.5pt" officeooo:rsid="000d5efa" officeooo:paragraph-rsid="000d5efa" style:font-size-asian="10.5pt" style:font-size-complex="10.5pt"/>
    </style:style>
    <style:style style:name="P11" style:family="paragraph" style:parent-style-name="Preformatted_20_Text" style:list-style-name="L1">
      <style:text-properties style:font-name="Nimbus Sans" fo:font-size="10.5pt" officeooo:rsid="00120108" officeooo:paragraph-rsid="00120108" style:font-size-asian="10.5pt" style:font-size-complex="10.5pt"/>
    </style:style>
    <style:style style:name="P12" style:family="paragraph" style:parent-style-name="Preformatted_20_Text" style:list-style-name="L2"/>
    <style:style style:name="P13" style:family="paragraph" style:parent-style-name="Preformatted_20_Text" style:list-style-name="L2">
      <style:text-properties officeooo:paragraph-rsid="000d5efa"/>
    </style:style>
    <style:style style:name="P14" style:family="paragraph" style:parent-style-name="Preformatted_20_Text">
      <style:text-properties style:font-name="Nimbus Sans" fo:font-size="10.5pt" style:font-size-asian="10.5pt" style:font-size-complex="10.5pt"/>
    </style:style>
    <style:style style:name="P15" style:family="paragraph" style:parent-style-name="Preformatted_20_Text" style:list-style-name="L2">
      <style:paragraph-properties fo:margin-top="0in" fo:margin-bottom="0.1965in" loext:contextual-spacing="false"/>
    </style:style>
    <style:style style:name="P16" style:family="paragraph" style:parent-style-name="Standard">
      <style:text-properties style:font-name="Nimbus Sans" fo:font-size="11pt" officeooo:rsid="000d5efa" officeooo:paragraph-rsid="000d5efa" style:font-size-asian="11pt" style:font-size-complex="11pt"/>
    </style:style>
    <style:style style:name="P17" style:family="paragraph" style:parent-style-name="Standard">
      <style:text-properties style:font-name="Nimbus Sans" fo:font-size="10.5pt" officeooo:rsid="000d5efa" officeooo:paragraph-rsid="000d5efa" style:font-size-asian="10.5pt" style:font-size-complex="10.5pt"/>
    </style:style>
    <style:style style:name="P18" style:family="paragraph" style:parent-style-name="Standard">
      <style:text-properties style:font-name="Nimbus Sans" fo:font-size="10.5pt" officeooo:rsid="000d5efa" officeooo:paragraph-rsid="000d5efa" style:font-size-asian="10.5pt" style:font-size-complex="10.5pt"/>
    </style:style>
    <style:style style:name="P19" style:family="paragraph" style:parent-style-name="Standard" style:list-style-name="L1">
      <style:text-properties style:font-name="Nimbus Sans" fo:font-size="10.5pt" officeooo:rsid="000d5efa" officeooo:paragraph-rsid="000d5efa" style:font-size-asian="10.5pt" style:font-size-complex="10.5pt"/>
    </style:style>
    <style:style style:name="P20" style:family="paragraph" style:parent-style-name="Standard">
      <style:text-properties style:font-name="Nimbus Sans" fo:font-size="10.5pt" officeooo:rsid="00120108" officeooo:paragraph-rsid="00120108" style:font-size-asian="10.5pt" style:font-size-complex="10.5pt"/>
    </style:style>
    <style:style style:name="P21" style:family="paragraph" style:parent-style-name="Standard" style:list-style-name="L1">
      <style:text-properties style:font-name="Nimbus Sans" fo:font-size="10.5pt" officeooo:rsid="00120108" officeooo:paragraph-rsid="00120108" style:font-size-asian="10.5pt" style:font-size-complex="10.5pt"/>
    </style:style>
    <style:style style:name="P22" style:family="paragraph" style:parent-style-name="Standard">
      <style:text-properties style:font-name="Nimbus Sans" fo:font-size="10.5pt" officeooo:rsid="0017a141" officeooo:paragraph-rsid="0017a141" style:font-size-asian="10.5pt" style:font-size-complex="10.5pt"/>
    </style:style>
    <style:style style:name="P23" style:family="paragraph" style:parent-style-name="Standard">
      <style:text-properties style:font-name="Nimbus Sans" fo:font-size="10.5pt" fo:font-weight="bold" officeooo:rsid="000d5efa" officeooo:paragraph-rsid="000d5efa" style:font-size-asian="10.5pt" style:font-weight-asian="bold" style:font-size-complex="10.5pt" style:font-weight-complex="bold"/>
    </style:style>
    <style:style style:name="P24" style:family="paragraph" style:parent-style-name="Standard">
      <style:text-properties style:font-name="Nimbus Sans" fo:font-size="10.5pt" fo:font-weight="bold" officeooo:rsid="00120108" officeooo:paragraph-rsid="00120108" style:font-size-asian="10.5pt" style:font-weight-asian="bold" style:font-size-complex="10.5pt" style:font-weight-complex="bold"/>
    </style:style>
    <style:style style:name="P25" style:family="paragraph" style:parent-style-name="Standard">
      <style:text-properties officeooo:paragraph-rsid="0017a141"/>
    </style:style>
    <style:style style:name="T1" style:family="text">
      <style:text-properties fo:color="#000000" style:font-name="Nimbus Sans" fo:font-size="11pt" officeooo:rsid="001fe533" style:font-size-asian="11pt" style:font-size-complex="11pt"/>
    </style:style>
    <style:style style:name="T2" style:family="text">
      <style:text-properties fo:color="#000000" style:font-name="Nimbus Sans" fo:font-size="11pt" fo:font-weight="bold" officeooo:rsid="0024540f" style:font-size-asian="11pt" style:font-weight-asian="bold" style:font-size-complex="11pt" style:font-weight-complex="bold"/>
    </style:style>
    <style:style style:name="T3" style:family="text">
      <style:text-properties officeooo:rsid="0024f2c5"/>
    </style:style>
    <style:style style:name="T4" style:family="text">
      <style:text-properties officeooo:rsid="0024540f"/>
    </style:style>
    <style:style style:name="T5" style:family="text">
      <style:text-properties style:font-name="Nimbus Sans" fo:font-size="11pt" style:font-size-asian="11pt" style:font-size-complex="11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0.5pt" officeooo:rsid="000d5efa" style:font-size-asian="10.5pt" style:font-size-complex="10.5pt"/>
    </style:style>
    <style:style style:name="T8" style:family="text">
      <style:text-properties officeooo:rsid="000f4eb4"/>
    </style:style>
    <style:style style:name="T9" style:family="text">
      <style:text-properties officeooo:rsid="00120108"/>
    </style:style>
    <style:style style:name="T10" style:family="text">
      <style:text-properties officeooo:rsid="000d5efa"/>
    </style:style>
    <style:style style:name="T11" style:family="text">
      <style:text-properties style:font-name="Nimbus Sans"/>
    </style:style>
    <style:style style:name="T12" style:family="text">
      <style:text-properties style:font-name="Nimbus Sans" fo:font-size="10.5pt" style:font-size-asian="10.5pt" style:font-size-complex="10.5pt"/>
    </style:style>
    <style:style style:name="T13" style:family="text">
      <style:text-properties style:font-name="Nimbus Sans" fo:font-size="10.5pt" officeooo:rsid="000d5efa" style:font-size-asian="10.5pt" style:font-size-complex="10.5pt"/>
    </style:style>
    <style:style style:name="T14" style:family="text">
      <style:text-properties style:font-name="Nimbus Sans" fo:font-size="10.5pt" officeooo:rsid="0017a141" style:font-size-asian="10.5pt" style:font-size-complex="10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2">Astra SDK:</text:span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a xlink:type="simple" xlink:href="https://orbbec3d.com/develop/" text:style-name="Internet_20_link" text:visited-style-name="Visited_20_Internet_20_Link"><text:span text:style-name="T5">https://orbbec3d.com/develop/</text:span></text:a></text:p>
      <text:p text:style-name="P2"/>
      <text:p text:style-name="P2"/>
      <text:p text:style-name="P3">Installed:<text:tab/><text:tab/><text:tab/><text:tab/></text:p>
      <text:p text:style-name="P3"/>
      <text:p text:style-name="P6"><text:span text:style-name="T3">1. <text:tab/></text:span>Astra_SDK</text:p>
      <text:p text:style-name="P3"/>
      <text:p text:style-name="P3">Basic run test:</text:p>
      <text:p text:style-name="P3"><text:tab/></text:p>
      <text:p text:style-name="P3"><text:span text:style-name="T3">~</text:span>/Desktop/AstraSDK-v2.1.3-Ubuntu-x86_64/AstraSDK-v2.1.3-94bca0f52e-20210608T062039Z-Ubuntu18.04-x86_64/bin$ ./DepthReaderPoll</text:p>
      <text:p text:style-name="P3"/>
      <text:p text:style-name="P3"/>
      <text:p text:style-name="P7">2.<text:tab/><text:span text:style-name="T4">Orbbec_OpenNI</text:span></text:p>
      <text:p text:style-name="P4"/>
      <text:p text:style-name="P3">Basic run test:<text:tab/></text:p>
      <text:p text:style-name="P3"/>
      <text:p text:style-name="P3">~/Desktop/Linux/OpenNI-Linux-x64-2.3.0.66/Tools$ ./NiViewer</text:p>
      <text:p text:style-name="P3"/>
      <text:p text:style-name="P3"/>
      <text:p text:style-name="P4">Both tests run with this warning:</text:p>
      <text:p text:style-name="P3"/>
      <text:p text:style-name="P3">Warning: USB events thread - failed to set priority. This might cause loss of data…</text:p>
      <text:p text:style-name="P3"/>
      <text:p text:style-name="P3"/>
      <text:p text:style-name="P3"/>
      <text:p text:style-name="P5">===========================================================================</text:p>
      <text:p text:style-name="P5"/>
      <text:p text:style-name="P5"/>
      <text:p text:style-name="P8">Astra Body Tracker:</text:p>
      <text:p text:style-name="P5"/>
      <text:p text:style-name="P5"><text:a xlink:type="simple" xlink:href="https://github.com/shinselrobots/astra_body_tracker" text:style-name="Internet_20_link" text:visited-style-name="Visited_20_Internet_20_Link">https://github.com/shinselrobots/astra_body_tracker</text:a></text:p>
      <text:p text:style-name="P5"/>
      <text:p text:style-name="P9"/>
      <text:p text:style-name="P5"><text:span text:style-name="T6">1.<text:tab/>Can’t run</text:span><text:span text:style-name="Source_20_Text"><text:span text:style-name="T6"> SimpleBodyViewer-SFML:</text:span></text:span></text:p>
      <text:p text:style-name="P5"><text:span text:style-name="Source_20_Text"><text:span text:style-name="T6"/></text:span></text:p>
      <text:p text:style-name="P5"><text:span text:style-name="Source_20_Text"><text:span text:style-name="T6"/></text:span></text:p>
      <text:p text:style-name="P5"><text:span text:style-name="Source_20_Text"><text:span text:style-name="T6">./bin/ColorizedBodyViewer-SFML: error while loading shared libraries: libsfml-graphics.so.2.4: cannot open shared object file: No such file or directory</text:span></text:span></text:p>
      <text:p text:style-name="P9"/>
      <text:p text:style-name="P9"/>
      <text:p text:style-name="P9"><text:a xlink:type="simple" xlink:href="https://itsfoss.com/solve-open-shared-object-file-quick-tip/" text:style-name="Internet_20_link" text:visited-style-name="Visited_20_Internet_20_Link">https://itsfoss.com/solve-open-shared-object-file-quick-tip/</text:a></text:p>
      <text:p text:style-name="P9"/>
      <text:p text:style-name="P9">ladak@ladak-ThinkStation-P330:~/Desktop/AstraSDK-v2.1.3-Ubuntu-x86_64/AstraSDK-v2.1.3-94bca0f52e-20210608T062039Z-Ubuntu18.04-x86_64$ apt search libsfml-graphics</text:p>
      <text:p text:style-name="P9">Sorting... Done</text:p>
      <text:p text:style-name="P9">Full Text Search... Done</text:p>
      <text:p text:style-name="P9">libsfml-graphics2.5/focal,now 2.5.1+dfsg-1build1 amd64 [installed,automatic]</text:p>
      <text:p text:style-name="P9"><text:s text:c="2"/>Simple and Fast Multimedia Library - Graphics part</text:p>
      <text:p text:style-name="P9"/>
      <text:p text:style-name="P9">-<text:span text:style-name="T8">maybe I need the older version of SFML?</text:span></text:p>
      <text:p text:style-name="P9"/>
      <text:p text:style-name="P23"><text:soft-page-break/></text:p>
      <text:p text:style-name="P24">How to reinstall libsfml-dev (2.4 instead of 2.5) to Ubuntu 20.04:</text:p>
      <text:p text:style-name="P20"/>
      <text:p text:style-name="P20"/>
      <text:list xml:id="list3899360470" text:style-name="L1">
        <text:list-item>
          <text:p text:style-name="P11"><text:span text:style-name="Source_20_Text"><text:span text:style-name="T11">sudo apt-get install libsfml-dev</text:span></text:span></text:p>
          <text:list>
            <text:list-item>
              <text:list>
                <text:list-item>
                  <text:list>
                    <text:list-header>
                      <text:p text:style-name="P21">=&gt; installed 2.5</text:p>
                    </text:list-header>
                  </text:list>
                </text:list-item>
              </text:list>
            </text:list-item>
          </text:list>
        </text:list-item>
      </text:list>
      <text:p text:style-name="P9"/>
      <text:list xml:id="list153348669354642" text:continue-numbering="true" text:style-name="L1">
        <text:list-item>
          <text:p text:style-name="P19">sudo apt-get remove libsfml-dev</text:p>
        </text:list-item>
        <text:list-item>
          <text:p text:style-name="P19">sudo apt <text:span text:style-name="T9">autoremove</text:span></text:p>
        </text:list-item>
      </text:list>
      <text:p text:style-name="P9"/>
      <text:p text:style-name="P9"/>
      <text:p text:style-name="P9"><text:tab/></text:p>
      <text:p text:style-name="P9"><text:a xlink:type="simple" xlink:href="https://askubuntu.com/questions/1365914/error-while-loading-shared-libraries-libsfml-system-so-2-4" text:style-name="Internet_20_link" text:visited-style-name="Visited_20_Internet_20_Link"><text:span text:style-name="T11">https://askubuntu.com/questions/1365914/error-while-loading-shared-libraries-libsfml-system-so-2-4</text:span></text:a></text:p>
      <text:p text:style-name="P9"/>
      <text:list xml:id="list524994860" text:style-name="L2">
        <text:list-item>
          <text:p text:style-name="P13"><text:span text:style-name="Source_20_Text"><text:span text:style-name="T13">cd ~/Downloads</text:span></text:span></text:p>
        </text:list-item>
        <text:list-item>
          <text:p text:style-name="P12"><text:span text:style-name="Source_20_Text"><text:span text:style-name="T12">wget -c http://archive.ubuntu.com/ubuntu/pool/universe/libs/libsfml/libsfml-audio2.4_2.4.2+dfsg-4_amd64.deb</text:span></text:span></text:p>
        </text:list-item>
        <text:list-item>
          <text:p text:style-name="P12"><text:span text:style-name="Source_20_Text"><text:span text:style-name="T12">wget -c http://archive.ubuntu.com/ubuntu/pool/universe/libs/libsfml/libsfml-graphics2.4_2.4.2+dfsg-4_amd64.deb</text:span></text:span></text:p>
        </text:list-item>
        <text:list-item>
          <text:p text:style-name="P12"><text:span text:style-name="Source_20_Text"><text:span text:style-name="T12">wget -c http://archive.ubuntu.com/ubuntu/pool/universe/libs/libsfml/libsfml-network2.4_2.4.2+dfsg-4_amd64.deb</text:span></text:span></text:p>
        </text:list-item>
        <text:list-item>
          <text:p text:style-name="P12"><text:span text:style-name="Source_20_Text"><text:span text:style-name="T12">wget -c http://archive.ubuntu.com/ubuntu/pool/universe/libs/libsfml/libsfml-system2.4_2.4.2+dfsg-4_amd64.deb</text:span></text:span></text:p>
        </text:list-item>
        <text:list-item>
          <text:p text:style-name="P12"><text:span text:style-name="Source_20_Text"><text:span text:style-name="T12">wget -c http://archive.ubuntu.com/ubuntu/pool/universe/libs/libsfml/libsfml-window2.4_2.4.2+dfsg-4_amd64.deb</text:span></text:span></text:p>
        </text:list-item>
      </text:list>
      <text:p text:style-name="P14"/>
      <text:list xml:id="list153348713967338" text:continue-numbering="true" text:style-name="L2">
        <text:list-item>
          <text:p text:style-name="P15"><text:span text:style-name="Source_20_Text"><text:span text:style-name="T12">sudo apt-get install ./libsfml*.deb</text:span></text:span></text:p>
        </text:list-item>
      </text:list>
      <text:p text:style-name="P9"/>
      <text:p text:style-name="P25"><text:span text:style-name="T14">OK, now it’s working -tested by SDK sample </text:span><text:span text:style-name="Source_20_Text"><text:span text:style-name="T12">./SimpleBodyViewer-SFML.</text:span></text:span></text:p>
      <text:p text:style-name="P22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Mukti Narrow" svg:font-family="'Mukti Narro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5T17:06:08.659732612</meta:creation-date>
    <dc:date>2021-12-26T15:31:16.856369702</dc:date>
    <meta:editing-duration>PT45M24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39" meta:word-count="163" meta:character-count="2106" meta:non-whitespace-character-count="1981"/>
  </office:meta>
</office:document-meta>
</file>